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nbun" svg:font-family="Unbu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8538"/>
    </style:style>
    <style:style style:name="P2" style:family="paragraph" style:parent-style-name="Standard">
      <style:text-properties officeooo:paragraph-rsid="001f6516"/>
    </style:style>
    <style:style style:name="T1" style:family="text">
      <style:text-properties style:font-name="Unbun" fo:font-size="9pt" officeooo:rsid="000bfa30" style:font-size-asian="9pt" style:font-size-complex="9pt"/>
    </style:style>
    <style:style style:name="T2" style:family="text">
      <style:text-properties style:font-name="Unbun" fo:font-size="9pt" officeooo:rsid="00166994" style:font-size-asian="9pt" style:font-size-complex="9pt"/>
    </style:style>
    <style:style style:name="T3" style:family="text">
      <style:text-properties style:font-name="Unbun" fo:font-size="9pt" officeooo:rsid="0017f2f8" style:font-size-asian="9pt" style:font-size-complex="9pt"/>
    </style:style>
    <style:style style:name="T4" style:family="text">
      <style:text-properties style:font-name="Unbun" fo:font-size="9pt" officeooo:rsid="001875e1" style:font-size-asian="9pt" style:font-size-complex="9pt"/>
    </style:style>
    <style:style style:name="T5" style:family="text">
      <style:text-properties style:font-name="Unbun" fo:font-size="9pt" officeooo:rsid="00193489" style:font-size-asian="9pt" style:font-size-complex="9pt"/>
    </style:style>
    <style:style style:name="T6" style:family="text">
      <style:text-properties style:font-name="Unbun" fo:font-size="9pt" officeooo:rsid="001ae64b" style:font-size-asian="9pt" style:font-size-complex="9pt"/>
    </style:style>
    <style:style style:name="T7" style:family="text">
      <style:text-properties style:font-name="Unbun" fo:font-size="9pt" officeooo:rsid="001d5f05" style:font-size-asian="9pt" style:font-size-complex="9pt"/>
    </style:style>
    <style:style style:name="T8" style:family="text">
      <style:text-properties style:font-name="Unbun" fo:font-size="9pt" officeooo:rsid="001d5f1d" style:font-size-asian="9pt" style:font-size-complex="9pt"/>
    </style:style>
    <style:style style:name="T9" style:family="text">
      <style:text-properties style:font-name="Unbun" fo:font-size="9pt" officeooo:rsid="001e304e" style:font-size-asian="9pt" style:font-size-complex="9pt"/>
    </style:style>
    <style:style style:name="T10" style:family="text">
      <style:text-properties style:font-name="Unbun" fo:font-size="9pt" officeooo:rsid="001f6516" style:font-size-asian="9pt" style:font-size-complex="9pt"/>
    </style:style>
    <style:style style:name="T11" style:family="text">
      <style:text-properties style:font-name="Unbun" fo:font-size="9pt" officeooo:rsid="0020cfad"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text:span><text:span text:style-name="T2">In today’s instant gratification paradigm product documentation is getting replaced with YouTube videos and support calls. The willingness to understand is becoming a lost art. And so technical products that require lengthy documentation are struggling to educate their customers </text:span><text:span text:style-name="T3">and t</text:span><text:span text:style-name="T2">his results in frustration on both ends. </text:span><text:span text:style-name="T3">I propose that we can supplement this documentation with a well trained chat bot which would increase customer understanding by getting directly to the information they are looking for in a conversational way. Getting a chat bot to find documentation is simple enough, </text:span><text:span text:style-name="T4">getting it to generalize well on new data is a challenge worth researching.</text:span><text:span text:style-name="T1"><text:tab/></text:span></text:p>
      <text:p text:style-name="P1"><text:span text:style-name="T1"/></text:p>
      <text:p text:style-name="P1"><text:span text:style-name="T1"><text:tab/></text:span><text:span text:style-name="T4"> I envision scanning a document using your smart phone, and simply asking it’s digital assistant questions about the document and having it reply as an expert on the subject. This would require enormous computational power and </text:span><text:span text:style-name="T6">an </text:span><text:span text:style-name="T4">incredible </text:span><text:span text:style-name="T6">use</text:span><text:span text:style-name="T4"> of natural language processing. </text:span><text:span text:style-name="T6">T</text:span><text:span text:style-name="T4">o start our experiment, lets first limit the success criteria to reading in Wikipedia articles and telling us if the article supports </text:span><text:span text:style-name="T5">a true or false statement provided by us, the user. </text:span></text:p>
      <text:p text:style-name="P1"><text:span text:style-name="T5"><text:tab/></text:span></text:p>
      <text:p text:style-name="P2"><text:span text:style-name="T5"><text:tab/></text:span><text:span text:style-name="T6">There are several parts to this chat bot. First, it’s going to have to be trained on natural language, </text:span><text:span text:style-name="T8">t</text:span><text:span text:style-name="T6">hen read in </text:span><text:span text:style-name="T8">a </text:span><text:span text:style-name="T6">document, </text:span><text:span text:style-name="T8">and last</text:span><text:span text:style-name="T6"> the user’s input. We then work backwards using the chat bot’s understanding of language to search the read in document for similarities to the user input. If it finds the user input is similar enough to parts of the article, it will return true. </text:span><text:span text:style-name="T7">For testing purposes, we need an article that contains information that is not too subjective </text:span><text:span text:style-name="T8">so that there is little debate if the user’s input actually is true or false.</text:span></text:p>
      <text:p text:style-name="P2"><text:span text:style-name="T8"/></text:p>
      <text:p text:style-name="P2"><text:span text:style-name="T8"><text:tab/> I have chosen to use the “Rules of Chess” Wikipedia article </text:span><text:span text:style-name="T9">for this purpose. </text:span><text:span text:style-name="T10">Once the article is read in and processed, we can investigate how the </text:span><text:span text:style-name="T11">chat bot will gain meaning from it.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nbun" svg:font-family="Unbu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08:10:42.311069104</meta:creation-date>
    <dc:date>2020-10-15T21:17:02.651589747</dc:date>
    <meta:editing-duration>PT2H3S</meta:editing-duration>
    <meta:editing-cycles>6</meta:editing-cycles>
    <meta:generator>LibreOffice/6.4.6.2$Linux_X86_64 LibreOffice_project/40$Build-2</meta:generator>
    <meta:document-statistic meta:table-count="0" meta:image-count="0" meta:object-count="0" meta:page-count="1" meta:paragraph-count="5" meta:word-count="312" meta:character-count="1879" meta:non-whitespace-character-count="1561"/>
  </office:meta>
</office:document-meta>
</file>